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3333in" style:rel-column-width="40996*"/>
    </style:style>
    <style:style style:name="Table2.B" style:family="table-column">
      <style:table-column-properties style:column-width="1.3646in" style:rel-column-width="12909*"/>
    </style:style>
    <style:style style:name="Table2.C" style:family="table-column">
      <style:table-column-properties style:column-width="1.2292in" style:rel-column-width="116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ourier New" fo:font-size="14pt" style:font-name-asian="Courier New" style:font-size-asian="10pt" style:font-name-complex="Courier New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4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Preformatted_20_Text">
      <style:paragraph-properties fo:margin-left="0.7874in" fo:text-indent="0in" style:auto-text-indent="false"/>
      <style:text-properties fo:font-weight="bold" officeooo:paragraph-rsid="00198355" style:font-weight-asian="bold" style:font-weight-complex="bold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bold" officeooo:paragraph-rsid="00198355" style:font-weight-asian="bold" style:font-weight-complex="bold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bold" officeooo:paragraph-rsid="001acefc" style:font-weight-asian="bold" style:font-weight-complex="bold"/>
    </style:style>
    <style:style style:name="P8" style:family="paragraph" style:parent-style-name="Preformatted_20_Text">
      <style:paragraph-properties fo:margin-left="0.7874in" fo:text-indent="0in" style:auto-text-indent="false"/>
      <style:text-properties officeooo:paragraph-rsid="00198355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officeooo:paragraph-rsid="00198355"/>
    </style:style>
    <style:style style:name="P10" style:family="paragraph" style:parent-style-name="Preformatted_20_Text">
      <style:paragraph-properties fo:margin-left="0.7874in" fo:text-indent="0in" style:auto-text-indent="false"/>
      <style:text-properties fo:font-weight="normal" officeooo:paragraph-rsid="00198355" style:font-weight-asian="normal" style:font-weight-complex="normal"/>
    </style:style>
    <style:style style:name="P11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98355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acefc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c53fc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98355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acefc" style:font-size-asian="12pt" style:font-weight-asian="bold" style:font-size-complex="12pt" style:font-weight-complex="bold"/>
    </style:style>
    <style:style style:name="P16" style:family="paragraph" style:parent-style-name="Slide_20_Preformatted_20_Text">
      <style:paragraph-properties fo:margin-left="0.7874in" fo:text-indent="0in" style:auto-text-indent="false"/>
      <style:text-properties fo:font-size="12pt" fo:font-weight="bold" officeooo:paragraph-rsid="001acefc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c53fc" style:font-size-asian="12pt" style:font-weight-asian="bold" style:font-size-complex="12pt" style:font-weight-complex="bold"/>
    </style:style>
    <style:style style:name="P18" style:family="paragraph" style:parent-style-name="Slide_20_Preformatted_20_Text">
      <style:paragraph-properties fo:margin-left="0.7874in" fo:text-indent="0in" style:auto-text-indent="false"/>
      <style:text-properties fo:font-size="12pt" officeooo:paragraph-rsid="001acefc" style:font-size-asian="12pt" style:font-size-complex="12pt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officeooo:paragraph-rsid="001acefc"/>
    </style:style>
    <style:style style:name="P20" style:family="paragraph" style:parent-style-name="Text_20_body">
      <style:text-properties officeooo:paragraph-rsid="001acefc"/>
    </style:style>
    <style:style style:name="P21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98355" style:font-size-asian="12pt" style:font-weight-asian="normal" style:font-size-complex="12pt" style:font-weight-complex="normal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fo:font-size="12pt" fo:font-weight="bold" officeooo:rsid="001a8b83" officeooo:paragraph-rsid="001acefc" style:font-size-asian="12pt" style:font-weight-asian="bold" style:font-size-complex="12pt" style:font-weight-complex="bold"/>
    </style:style>
    <style:style style:name="P23" style:family="paragraph" style:parent-style-name="Slide_20_Preformatted_20_Text">
      <style:paragraph-properties fo:margin-left="0.7874in" fo:text-indent="0in" style:auto-text-indent="false"/>
      <style:text-properties fo:font-size="12pt" fo:font-weight="bold" officeooo:paragraph-rsid="001acefc" style:font-size-asian="12pt" style:font-weight-asian="bold" style:font-size-complex="12pt" style:font-weight-complex="bold"/>
    </style:style>
    <style:style style:name="P24" style:family="paragraph" style:parent-style-name="Slide_20_Preformatted_20_Text">
      <style:paragraph-properties fo:margin-left="0.7874in" fo:text-indent="0in" style:auto-text-indent="false"/>
      <style:text-properties fo:font-size="12pt" fo:font-weight="bold" officeooo:rsid="00198355" officeooo:paragraph-rsid="001acefc" style:font-size-asian="12pt" style:font-weight-asian="bold" style:font-size-complex="12pt" style:font-weight-complex="bold"/>
    </style:style>
    <style:style style:name="P25" style:family="paragraph" style:parent-style-name="Slide_20_Preformatted_20_Text">
      <style:paragraph-properties fo:margin-left="0.7874in" fo:text-indent="0in" style:auto-text-indent="false"/>
      <style:text-properties fo:font-weight="bold" officeooo:rsid="001a8b83" officeooo:paragraph-rsid="001acefc" style:font-weight-asian="bold" style:font-weight-complex="bold"/>
    </style:style>
    <style:style style:name="P26" style:family="paragraph" style:parent-style-name="Heading_20_1" style:master-page-name="Right_20_Page">
      <style:paragraph-properties style:page-number="auto"/>
    </style:style>
    <style:style style:name="P27" style:family="paragraph" style:parent-style-name="Slide_20_Bullet" style:list-style-name=""/>
    <style:style style:name="P28" style:family="paragraph" style:parent-style-name="Slide_20_Bullet" style:list-style-name="">
      <style:text-properties officeooo:paragraph-rsid="00198355"/>
    </style:style>
    <style:style style:name="P29" style:family="paragraph" style:parent-style-name="Slide_20_Bullet" style:list-style-name="Slide_20_Bullet"/>
    <style:style style:name="P30" style:family="paragraph" style:parent-style-name="Slide_20_Bullet" style:list-style-name="Slide_20_Bullet">
      <style:text-properties officeooo:paragraph-rsid="00198355"/>
    </style:style>
    <style:style style:name="P31" style:family="paragraph" style:parent-style-name="Slide_20_Bullet" style:list-style-name="Slide_20_Bullet">
      <style:text-properties officeooo:paragraph-rsid="001acefc"/>
    </style:style>
    <style:style style:name="P32" style:family="paragraph" style:parent-style-name="Slide_20_Bullet" style:list-style-name="Slide_20_Bullet">
      <style:text-properties officeooo:paragraph-rsid="001c53fc"/>
    </style:style>
    <style:style style:name="P33" style:family="paragraph" style:parent-style-name="Slide_20_Bullet" style:list-style-name="Slide_20_Bullet">
      <style:text-properties officeooo:rsid="00198355" officeooo:paragraph-rsid="00198355"/>
    </style:style>
    <style:style style:name="P34" style:family="paragraph" style:parent-style-name="Slide_20_Bullet" style:list-style-name="L1">
      <style:text-properties officeooo:rsid="00198355" officeooo:paragraph-rsid="00198355"/>
    </style:style>
    <style:style style:name="P35" style:family="paragraph" style:parent-style-name="Slide_20_Bullet" style:list-style-name="">
      <style:text-properties officeooo:rsid="00198355" officeooo:paragraph-rsid="00198355"/>
    </style:style>
    <style:style style:name="P36" style:family="paragraph" style:parent-style-name="Slide_20_Bullet" style:list-style-name="L2">
      <style:text-properties officeooo:rsid="00198355" officeooo:paragraph-rsid="00198355"/>
    </style:style>
    <style:style style:name="P37" style:family="paragraph" style:parent-style-name="Slide_20_Bullet" style:list-style-name="Slide_20_Bullet">
      <style:text-properties officeooo:rsid="001c53fc" officeooo:paragraph-rsid="001c53fc"/>
    </style:style>
    <style:style style:name="P38" style:family="paragraph" style:parent-style-name="Slide_20_Bullet" style:list-style-name="L1">
      <style:text-properties officeooo:paragraph-rsid="001acefc"/>
    </style:style>
    <style:style style:name="P39" style:family="paragraph" style:parent-style-name="Slide_20_Bullet" style:list-style-name="Slide_20_Bullet">
      <style:text-properties officeooo:rsid="001acefc" officeooo:paragraph-rsid="001acefc"/>
    </style:style>
    <style:style style:name="P40" style:family="paragraph" style:parent-style-name="Slide_20_Bullet" style:list-style-name="L2">
      <style:text-properties officeooo:paragraph-rsid="00198355"/>
    </style:style>
    <style:style style:name="P41" style:family="paragraph" style:parent-style-name="Slide_20_Bullet" style:list-style-name="Slide_20_Bullet">
      <style:text-properties officeooo:rsid="001a8b83" officeooo:paragraph-rsid="001a8b83"/>
    </style:style>
    <style:style style:name="P42" style:family="paragraph" style:parent-style-name="Slide_20_Bullet" style:list-style-name="Slide_20_Bullet">
      <style:text-properties officeooo:rsid="001a8b83" officeooo:paragraph-rsid="001acefc"/>
    </style:style>
    <style:style style:name="P43" style:family="paragraph" style:parent-style-name="Slide_20_Bullet" style:list-style-name="L3">
      <style:text-properties officeooo:rsid="001a8b83" officeooo:paragraph-rsid="001acefc"/>
    </style:style>
    <style:style style:name="P44" style:family="paragraph" style:parent-style-name="Slide_20_Bullet" style:list-style-name="Slide_20_Bullet">
      <style:text-properties fo:font-weight="bold" officeooo:paragraph-rsid="001a8b83" style:font-weight-asian="bold" style:font-weight-complex="bold"/>
    </style:style>
    <style:style style:name="P45" style:family="paragraph" style:parent-style-name="Slide_20_Header" style:list-style-name="">
      <style:paragraph-properties fo:text-align="center" style:justify-single-word="false"/>
    </style:style>
    <style:style style:name="P46" style:family="paragraph" style:parent-style-name="Slide_20_Header" style:list-style-name="">
      <style:paragraph-properties fo:text-align="center" style:justify-single-word="false"/>
      <style:text-properties officeooo:paragraph-rsid="00198355"/>
    </style:style>
    <style:style style:name="P47" style:family="paragraph" style:parent-style-name="Slide_20_Header">
      <style:paragraph-properties fo:break-before="page"/>
    </style:style>
    <style:style style:name="P48" style:family="paragraph" style:parent-style-name="Slide_20_Header">
      <style:paragraph-properties fo:break-before="page"/>
      <style:text-properties officeooo:paragraph-rsid="00198355"/>
    </style:style>
    <style:style style:name="P49" style:family="paragraph" style:parent-style-name="Slide_20_Header">
      <style:paragraph-properties fo:break-before="page"/>
      <style:text-properties officeooo:rsid="00198355" officeooo:paragraph-rsid="00198355"/>
    </style:style>
    <style:style style:name="P50" style:family="paragraph" style:parent-style-name="Slide_20_Header">
      <style:paragraph-properties fo:break-before="page"/>
      <style:text-properties officeooo:paragraph-rsid="001ace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8355" style:font-weight-asian="bold" style:font-weight-complex="bold"/>
    </style:style>
    <style:style style:name="T3" style:family="text">
      <style:text-properties fo:font-weight="bold" officeooo:rsid="001a8b83" style:font-weight-asian="bold" style:font-weight-complex="bold"/>
    </style:style>
    <style:style style:name="T4" style:family="text">
      <style:text-properties officeooo:rsid="00198355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198355" style:font-weight-asian="bold" style:font-weight-complex="bold"/>
    </style:style>
    <style:style style:name="T7" style:family="text">
      <style:text-properties style:font-name="Courier New" fo:font-weight="bold" officeooo:rsid="001a8b83" style:font-weight-asian="bold" style:font-weight-complex="bold"/>
    </style:style>
    <style:style style:name="T8" style:family="text">
      <style:text-properties style:font-name="Courier New" fo:font-weight="bold" officeooo:rsid="001acefc" style:font-weight-asian="bold" style:font-weight-complex="bold"/>
    </style:style>
    <style:style style:name="T9" style:family="text">
      <style:text-properties style:font-name="Courier New" fo:font-weight="bold" officeooo:rsid="001c53f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8355" style:font-weight-asian="normal" style:font-weight-complex="normal"/>
    </style:style>
    <style:style style:name="T12" style:family="text">
      <style:text-properties fo:font-weight="normal" officeooo:rsid="001a8b83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98355" style:font-size-asian="12pt" style:font-size-complex="12pt"/>
    </style:style>
    <style:style style:name="T15" style:family="text">
      <style:text-properties fo:font-size="12pt" officeooo:rsid="001a8b83" style:font-size-asian="12pt" style:font-size-complex="12pt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98355" style:font-size-asian="12pt" style:font-weight-asian="normal" style:font-size-complex="12pt" style:font-weight-complex="normal"/>
    </style:style>
    <style:style style:name="T18" style:family="text">
      <style:text-properties officeooo:rsid="001a8b83"/>
    </style:style>
    <style:style style:name="T19" style:family="text">
      <style:text-properties officeooo:rsid="001acefc"/>
    </style:style>
    <style:style style:name="T20" style:family="text">
      <style:text-properties officeooo:rsid="001c53fc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officeooo:rsid="00198355" style:font-size-asian="13pt" style:font-size-complex="13pt"/>
    </style:style>
    <style:style style:name="T23" style:family="text">
      <style:text-properties fo:font-size="13pt" officeooo:rsid="001c53fc" style:font-size-asian="13pt" style:font-size-complex="13pt"/>
    </style:style>
    <text:list-style style:name="L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Spring JDBC Support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7">Key objectives of this chapter</text:p>
            <text:list xml:id="list3731824178" text:style-name="Slide_20_Bullet">
              <text:list-item>
                <text:p text:style-name="P29">Using Spring with JDBC</text:p>
              </text:list-item>
              <text:list-item>
                <text:p text:style-name="P29">Various Spring classes provided for JDBC operations</text:p>
              </text:list-item>
            </text:list>
          </table:table-cell>
        </table:table-row>
      </table:table>
      <text:h text:style-name="P45" text:outline-level="2"/>
      <text:h text:style-name="P47" text:outline-level="2">Spring JDBC Support</text:h>
      <text:list xml:id="list214724620598091" text:continue-numbering="true" text:style-name="Slide_20_Bullet">
        <text:list-item>
          <text:p text:style-name="P29">The JDBC support of Spring performs common tasks for you so you can focus on what is application-specific</text:p>
        </text:list-item>
        <text:list-item>
          <text:p text:style-name="P29">Spring JDBC <text:span text:style-name="T4">allows you to </text:span>simplify the data access code while still <text:span text:style-name="T4">using </text:span>SQL syntax</text:p>
          <text:list>
            <text:list-item>
              <text:p text:style-name="P29">This might be less radical than migrating to another persistence framework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ction</text:p>
          </table:table-cell>
          <table:table-cell table:style-name="Table2.A1" office:value-type="string">
            <text:p text:style-name="P4">Spring</text:p>
          </table:table-cell>
          <table:table-cell table:style-name="Table2.C1" office:value-type="string">
            <text:p text:style-name="P4">You</text:p>
          </table:table-cell>
        </table:table-row>
        <table:table-row>
          <table:table-cell table:style-name="Table2.A2" office:value-type="string">
            <text:p text:style-name="P2">Define connection parameter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Open the connection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Specify the SQL statemen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Declare parameters and provide parameter value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Prepare and execute the statement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Set up the loop to iterate through the results (if any)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Do the work for each iteration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Process any exception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Handle transactions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Close the connection, statement and ResultSet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</table:table>
      <text:p text:style-name="Slide_20_Preformatted_20_Text"/>
      <text:h text:style-name="P45" text:outline-level="2"/>
      <text:h text:style-name="P47" text:outline-level="2">Main Spring JDBC Classes</text:h>
      <text:list xml:id="list214723909971959" text:continue-numbering="true" text:style-name="Slide_20_Bullet">
        <text:list-item>
          <text:p text:style-name="P33">Spring’s JDBC support classes include:</text:p>
          <text:list>
            <text:list-item>
              <text:p text:style-name="P30"><text:span text:style-name="T6">JdbcClient</text:span><text:span text:style-name="T4"> – Executes SQL queries for reading and writing to databases with a fluent interface.</text:span></text:p>
            </text:list-item>
            <text:list-item>
              <text:p text:style-name="P30"><text:span text:style-name="T5">JdbcTemplate</text:span> – <text:span text:style-name="T4">Older object for executing SQL queries. <text:s/>Still fully supported and commonly used.</text:span></text:p>
            </text:list-item>
            <text:list-item>
              <text:p text:style-name="P30"><text:span text:style-name="T5">NamedParameterJdbcTemplate</text:span> – <text:span text:style-name="T4">W</text:span>raps the classic <text:span text:style-name="T5">JdbcTemplate</text:span> allowing to use named parameters like ':firstName' instead of the usual JDBC '?' placeholders</text:p>
              <text:list>
                <text:list-item>
                  <text:p text:style-name="P33"><text:span text:style-name="T5">JdbcClient</text:span> does not need a separate class to do this.</text:p>
                </text:list-item>
              </text:list>
            </text:list-item>
          </text:list>
        </text:list-item>
        <text:list-item>
          <text:p text:style-name="P37">All of the above throw <text:span text:style-name="T5">DataAccessException</text:span> or a subclass (<text:span text:style-name="T5">RuntimeException</text:span>)</text:p>
          <text:p text:style-name="P29"/>
        </text:list-item>
      </text:list>
      <text:h text:style-name="P45" text:outline-level="2"/>
      <text:h text:style-name="P47" text:outline-level="2">Spring Jdbc<text:span text:style-name="T4">Client</text:span> </text:h>
      <text:list text:continue-numbering="true" text:style-name="Slide_20_Bullet">
        <text:list-item>
          <text:p text:style-name="P30">The Spring <text:span text:style-name="T6">JdbcClient</text:span> class <text:span text:style-name="T4">simplifies use of JDBC by removing </text:span>boilerplate <text:span text:style-name="T4">code </text:span>for resource management, exception handling, etc</text:p>
        </text:list-item>
        <text:list-item>
          <text:p text:style-name="P30">It only requires a <text:s/><text:span text:style-name="T6">DataSource</text:span></text:p>
        </text:list-item>
      </text:list>
      <text:p text:style-name="Slide_20_Preformatted_20_Text"><text:s text:c="4"/>@Bean</text:p>
      <text:p text:style-name="Slide_20_Preformatted_20_Text"><text:s text:c="4"/>public JdbcClient jdbcClient(DataSource dataSource) {</text:p>
      <text:p text:style-name="Slide_20_Preformatted_20_Text"><text:s text:c="8"/><text:span text:style-name="T1">return Jdbc</text:span><text:span text:style-name="T2">Client.create</text:span><text:span text:style-name="T1">(dataSource);</text:span></text:p>
      <text:p text:style-name="Slide_20_Preformatted_20_Text"><text:s text:c="4"/>}</text:p>
      <text:p text:style-name="Slide_20_Preformatted_20_Text"/>
      <text:list xml:id="list214724446846227" text:continue-numbering="true" text:style-name="Slide_20_Bullet">
        <text:list-item>
          <text:p text:style-name="P30"><text:span text:style-name="T6">JdbcClient</text:span><text:span text:style-name="T4"> is thread-safe; </text:span>one instance can be shared by many <text:span text:style-name="T19">threads and many </text:span>DAOs.</text:p>
        </text:list-item>
      </text:list>
      <text:p text:style-name="P28"/>
      <text:p text:style-name="P28"/>
      <text:p text:style-name="P28"/>
      <text:h text:style-name="P46" text:outline-level="2"/>
      <text:h text:style-name="P48" text:outline-level="2"><text:span text:style-name="T4">Using</text:span> Jdbc<text:span text:style-name="T4">Client</text:span> </text:h>
      <text:list xml:id="list214723539504460" text:continue-numbering="true" text:style-name="Slide_20_Bullet">
        <text:list-item>
          <text:p text:style-name="P30"><text:span text:style-name="T6">JdbcClient</text:span> <text:span text:style-name="T4">provides a fluent interface for working with the underlying JDBC API.</text:span></text:p>
        </text:list-item>
      </text:list>
      <text:p text:style-name="P11">@Repository <text:s text:c="3"/></text:p>
      <text:p text:style-name="P11">public class CustomerDaoImpl implements CustomerDao {</text:p>
      <text:p text:style-name="P11"/>
      <text:p text:style-name="P13"><text:s text:c="2"/>private JdbcClient <text:span text:style-name="T20">jdbcC</text:span>lient;<text:tab/><text:tab/><text:tab/>// <text:span text:style-name="T4">(1)</text:span></text:p>
      <text:p text:style-name="P11"/>
      <text:p text:style-name="P11"><text:s text:c="2"/>public CustomerDaoImpl(JdbcClient client) {</text:p>
      <text:p text:style-name="P13"><text:s text:c="4"/><text:span text:style-name="T20">jdbcC</text:span>lient = client; <text:s/><text:tab/><text:tab/><text:tab/><text:tab/>// <text:span text:style-name="T4">(2)</text:span></text:p>
      <text:p text:style-name="P11"><text:s text:c="2"/>}</text:p>
      <text:p text:style-name="P11"/>
      <text:p text:style-name="P11"><text:s text:c="2"/>public int getCustomer(String region) {</text:p>
      <text:p text:style-name="P15"><text:s text:c="4"/>String sql = </text:p>
      <text:p text:style-name="P15"><text:s text:c="8"/>"SELECT COUNT(*) FROM CUSTOMER WHERE REGION = ?";</text:p>
      <text:p text:style-name="P17"><text:s text:c="4"/>return <text:span text:style-name="T20">jdbcC</text:span>lient</text:p>
      <text:p text:style-name="P17"><text:s text:c="8"/>.sql(sql)<text:tab/><text:tab/><text:tab/><text:tab/><text:tab/><text:span text:style-name="T10">// </text:span><text:span text:style-name="T11">(3)</text:span></text:p>
      <text:p text:style-name="P14"><text:tab/>.param(region)<text:tab/><text:tab/><text:tab/><text:tab/><text:tab/><text:span text:style-name="T10">// </text:span><text:span text:style-name="T11">(4)</text:span></text:p>
      <text:p text:style-name="P14"><text:tab/>.query(Integer.class).single();<text:tab/><text:tab/><text:tab/><text:span text:style-name="T10">// </text:span><text:span text:style-name="T11">(5)</text:span></text:p>
      <text:p text:style-name="P11"><text:s text:c="2"/>}</text:p>
      <text:p text:style-name="P11">}</text:p>
      <text:p text:style-name="P8"><text:span text:style-name="T1"/></text:p>
      <text:list xml:id="list3731446240" text:style-name="L1">
        <text:list-item>
          <text:p text:style-name="P38"><text:span text:style-name="T19">Define the </text:span><text:span text:style-name="T6">JdbcClient</text:span><text:span text:style-name="T4">.</text:span></text:p>
        </text:list-item>
        <text:list-item>
          <text:p text:style-name="P34">Constructor injection</text:p>
        </text:list-item>
        <text:list-item>
          <text:p text:style-name="P34"><text:span text:style-name="T5">.sql() </text:span>sets a custom SQL string for SELECT, INSERT, UPDATE, <text:span text:style-name="T19">or</text:span> DELETE. </text:p>
        </text:list-item>
        <text:list-item>
          <text:p text:style-name="P34">Binds the positional “?” parameter with the given value.</text:p>
        </text:list-item>
        <text:list-item>
          <text:p text:style-name="P34">Executes the query, expecting a scalar int (single row returned with a single column of type Integer).</text:p>
        </text:list-item>
      </text:list>
      <text:p text:style-name="P35"/>
      <text:h text:style-name="P46" text:outline-level="2"/>
      <text:h text:style-name="P48" text:outline-level="2">Jdbc<text:span text:style-name="T4">Client, Named parameters</text:span></text:h>
      <text:list xml:id="list214724611526437" text:continue-list="list214723539504460" text:style-name="Slide_20_Bullet">
        <text:list-item>
          <text:p text:style-name="P33">SQL statements can use named parameters instead of “?” positional placeholders.</text:p>
          <text:list>
            <text:list-item>
              <text:p text:style-name="P39">Can make code clearer when there are a large number of parameters.</text:p>
            </text:list-item>
          </text:list>
        </text:list-item>
      </text:list>
      <text:p text:style-name="P11"/>
      <text:p text:style-name="P11">String sql = </text:p>
      <text:p text:style-name="P11"><text:s text:c="4"/>"SELECT COUNT(*) FROM CUSTOMER WHERE REGION = <text:span text:style-name="T1">:</text:span><text:span text:style-name="T2">region</text:span>";</text:p>
      <text:p text:style-name="P11"/>
      <text:p text:style-name="P13"><text:span text:style-name="T4">int count =</text:span> <text:span text:style-name="T20">jdbcC</text:span>lient</text:p>
      <text:p text:style-name="P11"><text:s/><text:tab/>.sql(sql)<text:tab/><text:tab/><text:tab/><text:tab/></text:p>
      <text:p text:style-name="P11"><text:s text:c="4"/><text:tab/><text:span text:style-name="T1">.param("</text:span><text:span text:style-name="T2">region</text:span><text:span text:style-name="T1">","</text:span><text:span text:style-name="T2">west</text:span><text:span text:style-name="T1">")<text:tab/></text:span><text:tab/><text:tab/><text:tab/></text:p>
      <text:p text:style-name="P5"><text:span text:style-name="T16"><text:s text:c="4"/><text:tab/>.query(Integer.class).single();<text:tab/></text:span><text:tab/></text:p>
      <text:p text:style-name="P8"><text:span text:style-name="T1"/></text:p>
      <text:list text:continue-list="list3731446240" text:style-name="L1">
        <text:list-header>
          <text:p text:style-name="P34"/>
        </text:list-header>
      </text:list>
      <text:p text:style-name="P35"/>
      <text:h text:style-name="P46" text:outline-level="2"/>
      <text:h text:style-name="P49" text:outline-level="2">Retrieving domain objects</text:h>
      <text:list text:continue-list="list214724611526437" text:style-name="Slide_20_Bullet">
        <text:list-item>
          <text:p text:style-name="P30"><text:span text:style-name="T6">JdbcClient</text:span><text:span text:style-name="T4"> can retrieve domain objects from the database, automatically mapping database column names to properties.</text:span></text:p>
          <text:list>
            <text:list-item>
              <text:p text:style-name="P33">Domain object must provide get*() / set*() methods corresponding to the table’s column names.</text:p>
            </text:list-item>
          </text:list>
        </text:list-item>
      </text:list>
      <text:p text:style-name="P11">// <text:span text:style-name="T4">Assume customerId provided by incoming parameter...</text:span></text:p>
      <text:p text:style-name="P11"/>
      <text:p text:style-name="P11">String sql = </text:p>
      <text:p text:style-name="P11"><text:s text:c="4"/>"SELECT * FROM CUSTOMER WHERE <text:span text:style-name="T4">ID</text:span> = :<text:span text:style-name="T4">id</text:span>";</text:p>
      <text:p text:style-name="P11"/>
      <text:p text:style-name="P13"><text:span text:style-name="T2">Customer </text:span><text:span text:style-name="T4">customer =</text:span> <text:span text:style-name="T20">jdbcC</text:span>lient</text:p>
      <text:p text:style-name="P11"><text:s/><text:tab/>.sql(sql)<text:tab/><text:tab/><text:tab/><text:tab/></text:p>
      <text:p text:style-name="P11"><text:s text:c="4"/><text:tab/>.param("<text:span text:style-name="T4">id</text:span>",<text:span text:style-name="T4">customerId</text:span>)<text:tab/><text:tab/><text:tab/><text:tab/></text:p>
      <text:p text:style-name="P5"><text:span text:style-name="T16"><text:s text:c="4"/><text:tab/>.query(</text:span><text:span text:style-name="T14">Customer</text:span><text:span text:style-name="T13">.class).single()</text:span><text:span text:style-name="T16">;<text:tab/></text:span><text:tab/></text:p>
      <text:p text:style-name="P8"><text:span text:style-name="T1"/></text:p>
      <text:list xml:id="list214723197882174" text:continue-numbering="true" text:style-name="Slide_20_Bullet">
        <text:list-header>
          <text:p text:style-name="P30"/>
        </text:list-header>
        <text:list-item>
          <text:p text:style-name="P30"><text:span text:style-name="T4">Throws a </text:span><text:span text:style-name="T9">Runtime</text:span><text:span text:style-name="T6">Exception</text:span><text:span text:style-name="T4"> unless exactly one row returned. <text:s/>Alternatively use </text:span><text:span text:style-name="T6">Optional&lt;&gt;</text:span><text:span text:style-name="T4">:</text:span></text:p>
        </text:list-item>
      </text:list>
      <text:p text:style-name="P13"><text:span text:style-name="T2">Optional&lt;Customer&gt;</text:span><text:span text:style-name="T4"> optional =</text:span> <text:span text:style-name="T20">jdbcC</text:span>lient</text:p>
      <text:p text:style-name="P11"><text:s/><text:tab/>.sql(sql)<text:tab/><text:tab/><text:tab/><text:tab/></text:p>
      <text:p text:style-name="P11"><text:s text:c="4"/><text:tab/>.param("<text:span text:style-name="T4">id</text:span>",<text:span text:style-name="T4">customerId</text:span>)<text:tab/><text:tab/><text:tab/><text:tab/></text:p>
      <text:p text:style-name="P5"><text:span text:style-name="T16"><text:s text:c="4"/><text:tab/>.query(</text:span><text:span text:style-name="T17">Customer</text:span><text:span text:style-name="T16">.class)</text:span><text:span text:style-name="T13">.</text:span><text:span text:style-name="T14">optional</text:span><text:span text:style-name="T13">()</text:span><text:span text:style-name="T16">;</text:span></text:p>
      <text:p text:style-name="P5"><text:span text:style-name="T16"/></text:p>
      <text:p text:style-name="P5"><text:span text:style-name="T16">if (!</text:span><text:span text:style-name="T13">optional.isPresent()</text:span><text:span text:style-name="T16">) {</text:span></text:p>
      <text:p text:style-name="P11"><text:s text:c="4"/>System.out.println("No customer found");</text:p>
      <text:p text:style-name="P11">}</text:p>
      <text:p text:style-name="P11"><text:tab/></text:p>
      <text:h text:style-name="P49" text:outline-level="2">RowMapper</text:h>
      <text:list xml:id="list214724341070536" text:continue-numbering="true" text:style-name="Slide_20_Bullet">
        <text:list-item>
          <text:p text:style-name="P30"><text:span text:style-name="T4">Whe</text:span><text:span text:style-name="T20">n custom logic </text:span><text:span text:style-name="T4">is needed </text:span><text:span text:style-name="T20">to </text:span><text:span text:style-name="T4">map a result set row to a domain object, </text:span><text:span text:style-name="T20">use a </text:span><text:span text:style-name="T6">RowMapper</text:span><text:span text:style-name="T4">:</text:span></text:p>
        </text:list-item>
      </text:list>
      <text:p text:style-name="P11"/>
      <text:p text:style-name="P11">String sql = </text:p>
      <text:p text:style-name="P11"><text:s text:c="4"/>"SELECT * FROM CUSTOMER WHERE <text:span text:style-name="T4">ID</text:span> = ?";</text:p>
      <text:p text:style-name="P11"/>
      <text:p text:style-name="P11"><text:span text:style-name="T4">Optional&lt;Customer&gt; optional =</text:span> <text:span text:style-name="T20">jdbcC</text:span>lient</text:p>
      <text:p text:style-name="P11"><text:s text:c="4"/>.sql(sql)<text:tab/><text:tab/><text:tab/><text:tab/></text:p>
      <text:p text:style-name="P11"><text:s text:c="4"/>.param(<text:span text:style-name="T4">customerId</text:span>)<text:tab/><text:tab/><text:tab/><text:tab/></text:p>
      <text:p text:style-name="P11"><text:s text:c="4"/>.query(</text:p>
      <text:p text:style-name="P5"><text:span text:style-name="T13"><text:tab/>(rs, rowNum) -&gt; {<text:tab/><text:tab/><text:tab/><text:tab/></text:span><text:span text:style-name="T16">// </text:span><text:span text:style-name="T17">(1)</text:span></text:p>
      <text:p text:style-name="P5"><text:span text:style-name="T13"><text:s text:c="12"/>Customer </text:span><text:span text:style-name="T14">c</text:span><text:span text:style-name="T13"> = new Customer();<text:tab/><text:tab/></text:span><text:span text:style-name="T16">// </text:span><text:span text:style-name="T17">(2)</text:span></text:p>
      <text:p text:style-name="P5"><text:span text:style-name="T13"><text:s text:c="12"/></text:span><text:span text:style-name="T14">c</text:span><text:span text:style-name="T13">.setId(rs.getLong("</text:span><text:span text:style-name="T14">CUST_ID</text:span><text:span text:style-name="T13">")); <text:s/><text:tab/><text:tab/></text:span><text:span text:style-name="T16">// </text:span><text:span text:style-name="T17">(3)</text:span></text:p>
      <text:p text:style-name="P5"><text:span text:style-name="T13"><text:s text:c="12"/></text:span><text:span text:style-name="T14">c</text:span><text:span text:style-name="T13">.setName(rs.getString("</text:span><text:span text:style-name="T14">FULL_NAME</text:span><text:span text:style-name="T13">")); </text:span></text:p>
      <text:p text:style-name="P5"><text:span text:style-name="T14"><text:s text:c="12"/>c</text:span><text:span text:style-name="T13">.setEmail(rs.getString("</text:span><text:span text:style-name="T14">EMAIL_ADDR</text:span><text:span text:style-name="T13">")); </text:span></text:p>
      <text:p text:style-name="P5"><text:span text:style-name="T14"><text:s text:c="12"/>return c; }<text:tab/><text:tab/><text:tab/><text:tab/><text:tab/></text:span><text:span text:style-name="T17">// (4)</text:span></text:p>
      <text:p text:style-name="P10"><text:span text:style-name="T14"><text:s text:c="5"/></text:span><text:span text:style-name="T13">).</text:span><text:span text:style-name="T14">optional</text:span><text:span text:style-name="T13">();</text:span></text:p>
      <text:p text:style-name="P10"/>
      <text:list text:style-name="L2">
        <text:list-item>
          <text:p text:style-name="P40"><text:span text:style-name="T4">Lambda expression based on the </text:span><text:span text:style-name="T6">RowMapper.mapRow(ResultSet rs, int row)</text:span><text:span text:style-name="T4"> method.</text:span></text:p>
        </text:list-item>
        <text:list-item>
          <text:p text:style-name="P36">Create domain object to be returned.</text:p>
        </text:list-item>
        <text:list-item>
          <text:p text:style-name="P36">Set properties based on database column names</text:p>
        </text:list-item>
        <text:list-item>
          <text:p text:style-name="P36">Return the custom mapped domain object.</text:p>
        </text:list-item>
      </text:list>
      <text:p text:style-name="P28"/>
      <text:p text:style-name="P28"/>
      <text:h text:style-name="P46" text:outline-level="2"/>
      <text:h text:style-name="P48" text:outline-level="2"><text:span text:style-name="T4">Retrieving </text:span><text:span text:style-name="T18">multiple </text:span><text:span text:style-name="T4">domain objects</text:span></text:h>
      <text:list text:continue-list="list214724341070536" text:style-name="Slide_20_Bullet">
        <text:list-item>
          <text:p text:style-name="P30"><text:span text:style-name="T6">JdbcClient</text:span><text:span text:style-name="T4"> can retrieve </text:span><text:span text:style-name="T18">Lists, Sets, and Streams of </text:span><text:span text:style-name="T4">domain objects.</text:span></text:p>
        </text:list-item>
      </text:list>
      <text:p text:style-name="P11">// <text:span text:style-name="T4">Assume </text:span><text:span text:style-name="T18">regionCode</text:span><text:span text:style-name="T4"> provided by incoming parameter...</text:span></text:p>
      <text:p text:style-name="P11"/>
      <text:p text:style-name="P11">String sql = </text:p>
      <text:p text:style-name="P11"><text:s text:c="4"/>"SELECT * FROM CUSTOMER WHERE <text:span text:style-name="T18">REGION</text:span> = ? <text:span text:style-name="T18">ORDER BY NAME</text:span>";</text:p>
      <text:p text:style-name="P11"/>
      <text:p text:style-name="P11"><text:span text:style-name="T3">List&lt;</text:span><text:span text:style-name="T2">Customer&gt; customer</text:span><text:span text:style-name="T3">List</text:span><text:span text:style-name="T4"> =</text:span> client</text:p>
      <text:p text:style-name="P11"><text:s/><text:tab/>.sql(sql)<text:tab/><text:tab/><text:tab/><text:tab/></text:p>
      <text:p text:style-name="P11"><text:s text:c="4"/><text:tab/>.param(<text:span text:style-name="T18">regionCode</text:span>)<text:tab/><text:tab/><text:tab/><text:tab/></text:p>
      <text:p text:style-name="P5"><text:span text:style-name="T16"><text:s text:c="4"/><text:tab/>.query(</text:span><text:span text:style-name="T17">Customer</text:span><text:span text:style-name="T16">.class)</text:span><text:span text:style-name="T13">.</text:span><text:span text:style-name="T15">list</text:span><text:span text:style-name="T13">();</text:span><text:span text:style-name="T16"><text:tab/></text:span><text:tab/></text:p>
      <text:p text:style-name="P8"><text:span text:style-name="T1"/></text:p>
      <text:list xml:id="list214724488162693" text:continue-numbering="true" text:style-name="Slide_20_Bullet">
        <text:list-item>
          <text:list>
            <text:list-item>
              <text:p text:style-name="P41">List may be empty (no Exception thrown in this case).</text:p>
            </text:list-item>
            <text:list-item>
              <text:p text:style-name="P41">Customers will be in the order returned from the database.</text:p>
            </text:list-item>
          </text:list>
          <text:p text:style-name="P44"><text:span text:style-name="T16"/></text:p>
        </text:list-item>
      </text:list>
      <text:h text:style-name="P48" text:outline-level="2"><text:span text:style-name="T4">Updates with </text:span>Jdbc<text:span text:style-name="T4">Client</text:span></text:h>
      <text:list xml:id="list214724679828698" text:continue-numbering="true" text:style-name="Slide_20_Bullet">
        <text:list-item>
          <text:p text:style-name="P30"><text:span text:style-name="T6">JdbcClient</text:span> provides the <text:span text:style-name="T5">update</text:span><text:span text:style-name="T6">()</text:span> method for writing data to the database.</text:p>
          <text:list>
            <text:list-item>
              <text:p text:style-name="P30"><text:span text:style-name="T4">INSERT, UPDATE, and DELETE statements are all performed by </text:span><text:span text:style-name="T6">update()</text:span><text:span text:style-name="T4">.</text:span></text:p>
            </text:list-item>
            <text:list-item>
              <text:p text:style-name="P33"><text:span text:style-name="T20">R</text:span>eturn<text:span text:style-name="T20">s</text:span> the number of rows affected by the SQL statement.</text:p>
            </text:list-item>
          </text:list>
        </text:list-item>
      </text:list>
      <text:p text:style-name="P9">String sql = </text:p>
      <text:p text:style-name="P9"><text:s text:c="4"/>"<text:span text:style-name="T4">UPDATE ORDER SET CUST_NAME = ? WHERE ID = ?</text:span>";</text:p>
      <text:p text:style-name="P9"/>
      <text:p text:style-name="P9">int count = jdbcClient</text:p>
      <text:p text:style-name="P9"><text:tab/>.sql(sql)</text:p>
      <text:p text:style-name="P9"><text:s text:c="4"/><text:tab/>.param(2, order.getCustomerName())</text:p>
      <text:p text:style-name="P9"><text:tab/>.param(1, order.getId())</text:p>
      <text:p text:style-name="P9"><text:s text:c="4"/><text:tab/><text:span text:style-name="T1">.update()</text:span>;</text:p>
      <text:p text:style-name="P9"/>
      <text:p text:style-name="P9">if (count == 0) {</text:p>
      <text:p text:style-name="P9"><text:s text:c="4"/>throw new RuntimeException("<text:span text:style-name="T4">Order</text:span> not found");</text:p>
      <text:p text:style-name="P9">}</text:p>
      <text:p text:style-name="P28"/>
      <text:h text:style-name="P48" text:outline-level="2"><text:span text:style-name="T4">Inserts with </text:span>Jdbc<text:span text:style-name="T4">Client</text:span></text:h>
      <text:list xml:id="list214724232469705" text:continue-numbering="true" text:style-name="Slide_20_Bullet">
        <text:list-item>
          <text:p text:style-name="P30"><text:span text:style-name="T6">JdbcClient’</text:span><text:span text:style-name="T7">s update() </text:span><text:span text:style-name="T18">method c</text:span><text:span text:style-name="T4">an retrieve database-generated primary key values after INSERT statements execute.</text:span></text:p>
          <text:list>
            <text:list-item>
              <text:p text:style-name="P30"><text:span text:style-name="T4">It is common to have the database assign the primary key, </text:span><text:span text:style-name="T20">and often our code needs to know this value</text:span><text:span text:style-name="T4">. <text:s/></text:span></text:p>
            </text:list-item>
          </text:list>
        </text:list-item>
        <text:list-item>
          <text:p text:style-name="P30"><text:span text:style-name="T4">Pass a </text:span><text:span text:style-name="T6">KeyHolder</text:span><text:span text:style-name="T4"> to the </text:span><text:span text:style-name="T6">update()</text:span><text:span text:style-name="T4"> method to record the value: </text:span></text:p>
        </text:list-item>
      </text:list>
      <text:p text:style-name="P9">String sql = </text:p>
      <text:p text:style-name="P9"><text:s text:c="4"/>"<text:span text:style-name="T22">INSERT INTO CUST</text:span><text:span text:style-name="T23">OMER </text:span><text:span text:style-name="T21">(</text:span><text:span text:style-name="T22">NAME, EMAIL)</text:span><text:span text:style-name="T21"> </text:span><text:span text:style-name="T22">VALUES</text:span><text:span text:style-name="T21"> (?,?)"</text:span>;</text:p>
      <text:p text:style-name="P9"/>
      <text:p text:style-name="P6">KeyHolder keyHolder = new GeneratedKeyHolder();</text:p>
      <text:p text:style-name="P9">jdbcClient</text:p>
      <text:p text:style-name="P9"><text:tab/>.sql(sql)</text:p>
      <text:p text:style-name="P9"><text:tab/>.param(1, <text:span text:style-name="T4">customer.getName</text:span>())</text:p>
      <text:p text:style-name="P9"><text:s text:c="4"/><text:tab/>.param(2, <text:span text:style-name="T4">customer.getEmail</text:span>())</text:p>
      <text:p text:style-name="P9"><text:s text:c="4"/><text:tab/>.update(<text:span text:style-name="T1">keyHolder</text:span>);</text:p>
      <text:p text:style-name="P9"/>
      <text:p text:style-name="P9"><text:span text:style-name="T4">customer.setId(</text:span><text:span text:style-name="T2">keyHolder.getKey().longValue()</text:span><text:span text:style-name="T4">);</text:span></text:p>
      <text:p text:style-name="P9"/>
      <text:p text:style-name="Text_20_body"/>
      <text:p text:style-name="Text_20_body"/>
      <text:p text:style-name="Text_20_body"/>
      <text:p text:style-name="Text_20_body"/>
      <text:h text:style-name="P50" text:outline-level="2">JdbcTemplate</text:h>
      <text:list xml:id="list214724006663166" text:continue-numbering="true" text:style-name="Slide_20_Bullet">
        <text:list-item>
          <text:p text:style-name="P31"><text:span text:style-name="T18">Older Spring code may use </text:span><text:span text:style-name="T5">JdbcTemplate</text:span> <text:span text:style-name="T18">since </text:span><text:span text:style-name="T7">Jd</text:span><text:span text:style-name="T6">bcClient</text:span><text:span text:style-name="T18"> was only introduced in Spring 6.1.</text:span></text:p>
          <text:list>
            <text:list-item>
              <text:p text:style-name="P31"><text:span text:style-name="T7">JdbcTemplate</text:span><text:span text:style-name="T18"> is still fully supported. <text:s/>Same basic capabilities.</text:span></text:p>
            </text:list-item>
            <text:list-item>
              <text:p text:style-name="P42">Non-fluent interface, named parameters supported by separate class.</text:p>
            </text:list-item>
          </text:list>
        </text:list-item>
        <text:list-item>
          <text:p text:style-name="P31">queryFor<text:span text:style-name="T18">Object</text:span> <text:span text:style-name="T18">example:</text:span></text:p>
        </text:list-item>
      </text:list>
      <text:p text:style-name="P12">String sql = </text:p>
      <text:p text:style-name="P12"><text:s text:c="4"/>"SELECT COUNT(*) FROM CUSTOMER WHERE REGION = ?";</text:p>
      <text:p text:style-name="P18"/>
      <text:p text:style-name="P18">int max = <text:span text:style-name="T1">jdbcTemplate.queryFor</text:span><text:span text:style-name="T3">Object</text:span><text:span text:style-name="T1">(</text:span></text:p>
      <text:p text:style-name="P22"><text:tab/><text:tab/>sql,</text:p>
      <text:p text:style-name="P16"><text:span text:style-name="T18"><text:tab/><text:tab/>Integer.class,<text:tab/><text:tab/><text:tab/></text:span><text:span text:style-name="T12">// (1)</text:span></text:p>
      <text:p text:style-name="P16"><text:span text:style-name="T18"><text:tab/><text:tab/>regionCode);<text:tab/><text:tab/><text:tab/></text:span><text:span text:style-name="T12">// (2)</text:span></text:p>
      <text:p text:style-name="P16"><text:span text:style-name="T12"/></text:p>
      <text:list text:style-name="L3">
        <text:list-item>
          <text:list>
            <text:list-item>
              <text:p text:style-name="P43">Second parameter is the expected return type</text:p>
            </text:list-item>
            <text:list-item>
              <text:p text:style-name="P43">Third parameter is “varArgs”; variable number of arguments depending on the number of bind variables in the SQL.</text:p>
            </text:list-item>
          </text:list>
        </text:list-item>
      </text:list>
      <text:list xml:id="list214724708267507" text:continue-list="list214724006663166" text:style-name="Slide_20_Bullet">
        <text:list-header>
          <text:p text:style-name="P31"/>
        </text:list-header>
      </text:list>
      <text:h text:style-name="P50" text:outline-level="2">JdbcTemplate - <text:span text:style-name="T19">Updates</text:span></text:h>
      <text:list text:continue-numbering="true" text:style-name="Slide_20_Bullet">
        <text:list-item>
          <text:p text:style-name="P32"><text:span text:style-name="T5">JdbcTemplate’</text:span><text:span text:style-name="T18">s </text:span><text:span text:style-name="T8">update() </text:span><text:span text:style-name="T19">method handles INSERT, UPDATE, and DELETE similar to </text:span><text:span text:style-name="T7">Jd</text:span><text:span text:style-name="T6">bcClient</text:span><text:span text:style-name="T19">:</text:span></text:p>
        </text:list-item>
      </text:list>
      <text:p text:style-name="P19">String sql = </text:p>
      <text:p text:style-name="P19"><text:s text:c="4"/>"<text:span text:style-name="T18">INSERT INTO ORDER</text:span>(<text:span text:style-name="T18">ID, CUST_NAME</text:span>) <text:span text:style-name="T18">VALUES</text:span> (?,?)";</text:p>
      <text:p text:style-name="P19"/>
      <text:p text:style-name="P25">int count=jdbcTemplate.update(</text:p>
      <text:p text:style-name="P25"><text:s text:c="4"/>sql, </text:p>
      <text:p text:style-name="P7"><text:span text:style-name="T4"><text:s text:c="4"/>customer.getName</text:span><text:span text:style-name="T18">(), </text:span></text:p>
      <text:p text:style-name="P7"><text:span text:style-name="T4"><text:s text:c="4"/>customer.getEmail</text:span><text:span text:style-name="T18">());</text:span></text:p>
      <text:p text:style-name="P7"/>
      <text:list xml:id="list214723248215950" text:continue-numbering="true" text:style-name="Slide_20_Bullet">
        <text:list-header>
          <text:p text:style-name="P31"/>
        </text:list-header>
      </text:list>
      <text:p text:style-name="P20"/>
      <text:h text:style-name="P50" text:outline-level="2">JdbcTemplate – <text:span text:style-name="T19">Query with RowMapper</text:span></text:h>
      <text:list xml:id="list214723486625968" text:continue-numbering="true" text:style-name="Slide_20_Bullet">
        <text:list-item>
          <text:p text:style-name="P31"><text:span text:style-name="T19">The </text:span><text:span text:style-name="T6">RowMapper</text:span> <text:span text:style-name="T19">is still used when needing to map </text:span><text:span text:style-name="T4">a result set row to a domain object</text:span><text:span text:style-name="T19"> </text:span>:</text:p>
        </text:list-item>
      </text:list>
      <text:p text:style-name="P12">String sql = </text:p>
      <text:p text:style-name="P12"><text:s text:c="4"/>"SELECT * FROM CUSTOMER WHERE <text:span text:style-name="T18">REGION</text:span> = ? <text:span text:style-name="T18">ORDER BY NAME</text:span>";</text:p>
      <text:p text:style-name="P12"/>
      <text:p text:style-name="P18">List list = jdbcTemplate.query(</text:p>
      <text:p text:style-name="P18"><text:tab/>sql, </text:p>
      <text:p text:style-name="P16"><text:tab/>(rs, rowNum) -&gt; {<text:tab/><text:tab/><text:tab/><text:tab/></text:p>
      <text:p text:style-name="P15"><text:s text:c="12"/>Customer <text:span text:style-name="T4">c</text:span> = new Customer();<text:tab/><text:tab/></text:p>
      <text:p text:style-name="P15"><text:s text:c="12"/><text:span text:style-name="T4">c</text:span>.setId(rs.getLong("<text:span text:style-name="T4">CUST_ID</text:span>")); <text:s/><text:tab/><text:tab/></text:p>
      <text:p text:style-name="P15"><text:s text:c="12"/><text:span text:style-name="T4">c</text:span>.setName(rs.getString("<text:span text:style-name="T4">FULL_NAME</text:span>")); </text:p>
      <text:p text:style-name="P15"><text:span text:style-name="T4"><text:s text:c="12"/>c</text:span>.setEmail(rs.getString("<text:span text:style-name="T4">EMAIL_ADDR</text:span>")); </text:p>
      <text:p text:style-name="P24"><text:s text:c="12"/>return c; },</text:p>
      <text:p text:style-name="P18"><text:span text:style-name="T2"><text:tab/></text:span><text:span text:style-name="T12">regionCode);</text:span></text:p>
      <text:p text:style-name="P18"/>
      <text:p text:style-name="P20"/>
      <text:p text:style-name="P20"/>
      <text:h text:style-name="P45" text:outline-level="2"/>
      <text:h text:style-name="P47" text:outline-level="2">Summary</text:h>
      <text:list text:continue-numbering="true" text:style-name="Slide_20_Bullet">
        <text:list-item>
          <text:p text:style-name="P31"><text:span text:style-name="T19">Spring provides the </text:span><text:span text:style-name="T6">JdbcClient</text:span><text:span text:style-name="T4"> </text:span><text:span text:style-name="T19">and the older </text:span><text:span text:style-name="T5">JdbcTemplate</text:span> <text:span text:style-name="T19">to </text:span><text:span text:style-name="T20">simplify working with JDBC.</text:span></text:p>
        </text:list-item>
        <text:list-item>
          <text:p text:style-name="P29">Several Spring JDBC classes exist and which to use depends on the type of operation being perform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Spring JDBC Support</text:chapter></text:p>
      </style:header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06-09-12T12:38:04</meta:creation-date>
    <dc:date>2024-06-09T21:47:22.297000000</dc:date>
    <meta:editing-cycles>273</meta:editing-cycles>
    <meta:editing-duration>PT14H14M</meta:editing-duration>
    <meta:document-statistic meta:table-count="2" meta:image-count="0" meta:object-count="0" meta:page-count="15" meta:paragraph-count="201" meta:word-count="1052" meta:character-count="7445" meta:non-whitespace-character-count="6196"/>
    <meta:user-defined meta:name="Info 1"/>
    <meta:user-defined meta:name="Info 2"/>
    <meta:user-defined meta:name="Info 3"/>
    <meta:user-defined meta:name="Info 4"/>
  </office:meta>
</office:document-meta>
</file>